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8pt" officeooo:rsid="0027c938" officeooo:paragraph-rsid="0097a62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ae18cd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18665" style:font-size-asian="14.6999998092651pt" style:font-weight-asian="normal" style:font-size-complex="16.799999237060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35306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18665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ad97a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c7888" officeooo:paragraph-rsid="00cc7888" style:font-size-asian="14.6999998092651pt" style:font-weight-asian="normal" style:font-size-complex="16.799999237060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eada2" officeooo:paragraph-rsid="00dd6eb7" style:font-size-asian="14.6999998092651pt" style:font-weight-asian="normal" style:font-size-complex="16.799999237060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11" style:family="paragraph" style:parent-style-name="Standard">
      <style:text-properties officeooo:paragraph-rsid="00dd6eb7"/>
    </style:style>
    <style:style style:name="P12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62efc9" officeooo:paragraph-rsid="00dd6eb7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c618d4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ad97a" style:font-size-asian="14.6999998092651pt" style:font-weight-asian="normal" style:font-size-complex="16.799999237060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f0058c" officeooo:paragraph-rsid="00f0058c" style:font-size-asian="14.6999998092651pt" style:font-weight-asian="normal" style:font-size-complex="16.7999992370605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e1051d" officeooo:paragraph-rsid="00f0058c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588c6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6bdce" style:font-size-asian="18pt" style:font-weight-asian="bold" style:font-size-complex="18pt" style:font-weight-complex="bold"/>
    </style:style>
    <style:style style:name="T5" style:family="text">
      <style:text-properties fo:color="#3465a4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 fo:font-weight="bold" officeooo:rsid="006bf001" style:font-weight-asian="bold" style:font-weight-complex="bold"/>
    </style:style>
    <style:style style:name="T7" style:family="text">
      <style:text-properties fo:color="#3465a4" loext:opacity="100%" style:text-underline-style="solid" style:text-underline-width="auto" style:text-underline-color="font-color" fo:font-weight="bold" officeooo:rsid="00e588c6" style:font-weight-asian="bold" style:font-weight-complex="bold"/>
    </style:style>
    <style:style style:name="T8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officeooo:rsid="0062efc9"/>
    </style:style>
    <style:style style:name="T10" style:family="text">
      <style:text-properties style:font-name="Calibri"/>
    </style:style>
    <style:style style:name="T11" style:family="text">
      <style:text-properties style:font-name="Calibri" officeooo:rsid="00a5c9bd"/>
    </style:style>
    <style:style style:name="T12" style:family="text">
      <style:text-properties fo:color="#000000" loext:opacity="100%" style:font-name="Calibri" fo:font-size="14pt" fo:language="fr" fo:country="FR" style:text-underline-style="none" fo:font-weight="normal" officeooo:rsid="00c618d4" style:font-size-asian="14.6999998092651pt" style:font-weight-asian="normal" style:font-size-complex="16.7999992370605pt" style:font-weight-complex="normal"/>
    </style:style>
    <style:style style:name="T13" style:family="text">
      <style:text-properties fo:color="#ff4000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14" style:family="text">
      <style:text-properties fo:color="#ff4000" loext:opacity="100%" style:font-name="Calibri" fo:font-size="14pt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15" style:family="text">
      <style:text-properties fo:color="#ff4000" loext:opacity="100%" style:font-name="Calibri" fo:font-size="14pt" fo:language="fr" fo:country="FR" style:text-underline-style="none" fo:font-weight="bold" officeooo:rsid="00944bfa" style:font-size-asian="14pt" style:font-weight-asian="bold" style:font-size-complex="14pt" style:font-weight-complex="bold"/>
    </style:style>
    <style:style style:name="T16" style:family="text">
      <style:text-properties fo:color="#ff4000" loext:opacity="100%" fo:font-weight="bold" style:font-weight-asian="bold" style:font-weight-complex="bold"/>
    </style:style>
    <style:style style:name="T17" style:family="text">
      <style:text-properties fo:color="#ff4000" loext:opacity="100%" fo:font-weight="bold" officeooo:rsid="0062efc9" style:font-weight-asian="bold" style:font-weight-complex="bold"/>
    </style:style>
    <style:style style:name="T18" style:family="text">
      <style:text-properties fo:color="#ff4000" loext:opacity="100%" fo:font-weight="bold" officeooo:rsid="00c35306" style:font-weight-asian="bold" style:font-weight-complex="bold"/>
    </style:style>
    <style:style style:name="T19" style:family="text">
      <style:text-properties fo:color="#ff4000" loext:opacity="100%" style:text-underline-style="none" fo:font-weight="bold" officeooo:rsid="0062efc9" style:font-weight-asian="bold" style:font-weight-complex="bold"/>
    </style:style>
    <style:style style:name="T20" style:family="text">
      <style:text-properties fo:color="#ff4000" loext:opacity="100%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21" style:family="text">
      <style:text-properties style:text-underline-style="none" officeooo:rsid="0062efc9"/>
    </style:style>
    <style:style style:name="T22" style:family="text">
      <style:text-properties officeooo:rsid="00cb2c07"/>
    </style:style>
    <style:style style:name="T23" style:family="text">
      <style:text-properties officeooo:rsid="00cf5db9"/>
    </style:style>
    <style:style style:name="T24" style:family="text">
      <style:text-properties officeooo:rsid="00d03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ctivité <text:s/></text:span><text:span text:style-name="T4">3</text:span><text:span text:style-name="T2"> </text:span><text:span text:style-name="T1">:</text:span></text:p>
      <text:p text:style-name="P15">Partie 1 :</text:p>
      <text:p text:style-name="P7"><text:span text:style-name="T22">Pendant un changement d'état, la température d'un corps pur reste constante </text:span>: <text:span text:style-name="T22">on parle de </text:span><text:span text:style-name="T13">palier de</text:span><text:span text:style-name="T22"> </text:span><text:span text:style-name="T13">température.</text:span></text:p>
      <text:p text:style-name="P7"><text:span text:style-name="T13"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M39S</meta:editing-duration>
    <meta:editing-cycles>130</meta:editing-cycles>
    <meta:generator>LibreOffice/7.0.4.2$Linux_X86_64 LibreOffice_project/00$Build-2</meta:generator>
    <meta:creation-date>2021-01-14T20:45:07.896644852</meta:creation-date>
    <meta:initial-creator>J Cercy</meta:initial-creator>
    <dc:date>2021-04-07T10:06:50.789289784</dc:date>
    <dc:creator>J Cercy</dc:creator>
    <meta:document-statistic meta:table-count="0" meta:image-count="0" meta:object-count="0" meta:page-count="1" meta:paragraph-count="3" meta:word-count="24" meta:character-count="135" meta:non-whitespace-character-count="113"/>
    <meta:template xlink:type="simple" xlink:actuate="onRequest" xlink:title="trace_ecrite_de_cours" xlink:href="../../../../../../../../../../../../../media/mes_ressources/document%20type/trace_ecrite_de_cours.ott" meta:date="2021-01-14T20:45:06.276168237"/>
  </office:meta>
</office:document-meta>
</file>